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1" svg:font-family="OpenSymbol"/>
    <style:font-face style:name="OpenSymbol" svg:font-family="OpenSymbol, 'Arial Unicode MS'"/>
    <style:font-face style:name="Segoe UI" svg:font-family="'Segoe UI'" style:font-family-generic="swiss"/>
    <style:font-face style:name="SimSun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 style:master-page-name="Standard_20__28_user_29_">
      <style:paragraph-properties style:page-number="auto" style:writing-mode="lr-tb"/>
      <style:text-properties fo:color="#000000" style:font-name="Arial" fo:font-size="16pt" fo:language="none" fo:country="none" fo:font-style="normal" fo:font-weight="normal"/>
    </style:style>
    <style:style style:name="P2" style:family="paragraph" style:parent-style-name="Standard" style:list-style-name="">
      <style:paragraph-properties style:writing-mode="lr-tb"/>
    </style:style>
    <style:style style:name="P3" style:family="paragraph" style:parent-style-name="Standard" style:list-style-name="">
      <style:paragraph-properties style:writing-mode="lr-tb"/>
      <style:text-properties fo:color="#000000" style:font-name="Arial" fo:font-size="16pt" style:font-name-asian="Arial" style:font-name-complex="Arial" style:font-size-complex="16pt"/>
    </style:style>
    <style:style style:name="P4" style:family="paragraph" style:parent-style-name="Standard" style:list-style-name="">
      <style:paragraph-properties style:writing-mode="lr-tb"/>
      <style:text-properties fo:color="#000000" style:font-name="Arial" fo:font-size="11pt" style:font-name-asian="Arial" style:font-name-complex="Arial" style:font-size-complex="11pt"/>
    </style:style>
    <style:style style:name="P5" style:family="paragraph" style:parent-style-name="Standard" style:list-style-name="">
      <style:paragraph-properties style:writing-mode="lr-tb"/>
      <style:text-properties fo:color="#000000" style:font-name="Arial" fo:font-size="11pt" style:font-name-complex="Arial" style:font-size-complex="11pt"/>
    </style:style>
    <style:style style:name="P6" style:family="paragraph" style:parent-style-name="Standard" style:list-style-name="">
      <style:paragraph-properties style:writing-mode="lr-tb"/>
      <style:text-properties fo:color="#000000" style:font-name="Arial" fo:font-size="11pt" fo:font-weight="bold" style:font-name-asian="Arial" style:font-weight-asian="bold" style:font-name-complex="Arial" style:font-size-complex="11pt" style:font-weight-complex="bold"/>
    </style:style>
    <style:style style:name="P7" style:family="paragraph" style:parent-style-name="Standard" style:list-style-name="">
      <style:paragraph-properties style:writing-mode="lr-tb"/>
      <style:text-properties fo:color="#000000" style:font-name="Arial" style:font-name-asian="Arial" style:font-name-complex="Arial"/>
    </style:style>
    <style:style style:name="P8" style:family="paragraph" style:parent-style-name="Standard" style:list-style-name="">
      <style:paragraph-properties style:writing-mode="lr-tb"/>
      <style:text-properties fo:color="#000000" style:font-name="Times New Roman" fo:language="it" fo:country="IT" style:font-name-asian="Times New Roman" style:language-asian="zh" style:country-asian="CN" style:font-name-complex="Times New Roman"/>
    </style:style>
    <style:style style:name="P9" style:family="paragraph" style:parent-style-name="Standard" style:list-style-name="">
      <style:paragraph-properties style:writing-mode="lr-tb"/>
      <style:text-properties fo:color="#000000"/>
    </style:style>
    <style:style style:name="P10" style:family="paragraph" style:parent-style-name="Standard" style:list-style-name="">
      <style:paragraph-properties style:writing-mode="lr-tb"/>
      <style:text-properties style:font-name="Arial" fo:font-size="16pt"/>
    </style:style>
    <style:style style:name="P11" style:family="paragraph" style:parent-style-name="Standard" style:list-style-name="">
      <style:paragraph-properties style:writing-mode="lr-tb"/>
      <style:text-properties style:font-name="Arial" fo:font-size="11pt"/>
    </style:style>
    <style:style style:name="P12" style:family="paragraph" style:parent-style-name="Standard" style:list-style-name="">
      <style:paragraph-properties style:writing-mode="lr-tb"/>
      <style:text-properties style:font-name="Arial" fo:font-size="11pt" style:font-name-complex="Arial" style:font-size-complex="11pt"/>
    </style:style>
    <style:style style:name="P13" style:family="paragraph" style:parent-style-name="Standard" style:list-style-name="">
      <style:paragraph-properties style:writing-mode="lr-tb"/>
      <style:text-properties style:font-name="Arial" fo:font-size="11pt" fo:language="none" fo:country="none" style:font-name-asian="Times New Roman" style:language-asian="zh" style:country-asian="CN" style:font-name-complex="Times New Roman"/>
    </style:style>
    <style:style style:name="P14" style:family="paragraph" style:parent-style-name="Standard" style:list-style-name="">
      <style:paragraph-properties style:writing-mode="lr-tb"/>
      <style:text-properties style:font-name="Arial" fo:font-size="11pt" style:font-size-complex="11pt"/>
    </style:style>
    <style:style style:name="P15" style:family="paragraph" style:parent-style-name="Standard" style:list-style-name="">
      <style:paragraph-properties style:writing-mode="lr-tb"/>
      <style:text-properties style:font-name="Times New Roman" fo:language="it" fo:country="IT" style:font-name-asian="Times New Roman" style:language-asian="zh" style:country-asian="CN" style:font-name-complex="Times New Roman"/>
    </style:style>
    <style:style style:name="P16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  <style:text-properties fo:color="#000000" style:font-name="Arial" fo:font-size="11pt" style:font-name-asian="Arial" style:font-name-complex="Arial" style:font-size-complex="11pt"/>
    </style:style>
    <style:style style:name="P17" style:family="paragraph" style:parent-style-name="heading_20_1" style:list-style-name="">
      <style:paragraph-properties fo:break-before="page" style:writing-mode="lr-tb"/>
      <style:text-properties fo:color="#000000" style:font-name="Calibri" fo:font-size="16pt" fo:language="none" fo:country="none" fo:font-weight="bold" style:font-name-asian="Times New Roman" style:language-asian="zh" style:country-asian="CN" style:font-name-complex="Times New Roman" style:font-size-complex="12pt" style:font-weight-complex="normal"/>
    </style:style>
    <style:style style:name="P18" style:family="paragraph" style:parent-style-name="heading_20_1" style:list-style-name="">
      <style:paragraph-properties fo:break-before="page" style:writing-mode="lr-tb"/>
      <style:text-properties fo:color="#000000" style:font-name="Arial" style:font-name-complex="Arial"/>
    </style:style>
    <style:style style:name="P19" style:family="paragraph" style:parent-style-name="heading_20_1" style:list-style-name="">
      <style:paragraph-properties style:writing-mode="lr-tb"/>
      <style:text-properties fo:color="#000000" style:font-name="Arial" style:font-name-complex="Arial"/>
    </style:style>
    <style:style style:name="P20" style:family="paragraph" style:parent-style-name="heading_20_2" style:list-style-name="">
      <style:paragraph-properties style:writing-mode="lr-tb"/>
      <style:text-properties style:font-name="Times New Roman" fo:font-size="12pt" fo:language="it" fo:country="IT" fo:font-weight="normal" style:font-name-asian="Times New Roman" style:language-asian="zh" style:country-asian="CN" style:font-name-complex="Times New Roman" style:font-size-complex="12pt" style:font-weight-complex="normal"/>
    </style:style>
    <style:style style:name="P21" style:family="paragraph" style:parent-style-name="heading_20_2" style:list-style-name="">
      <style:paragraph-properties style:writing-mode="lr-tb"/>
      <style:text-properties fo:color="#000000" style:font-name="Times New Roman" fo:font-size="12pt" fo:language="it" fo:country="IT" fo:font-weight="normal" style:font-name-asian="Times New Roman" style:language-asian="zh" style:country-asian="CN" style:font-name-complex="Times New Roman" style:font-size-complex="12pt" style:font-weight-complex="normal"/>
    </style:style>
    <style:style style:name="P22" style:family="paragraph" style:parent-style-name="heading_20_2" style:list-style-name="">
      <style:paragraph-properties style:writing-mode="lr-tb"/>
      <style:text-properties fo:color="#000000" style:font-name="Arial" style:font-name-complex="Arial"/>
    </style:style>
    <style:style style:name="P23" style:family="paragraph" style:parent-style-name="heading_20_2" style:list-style-name="">
      <style:paragraph-properties style:writing-mode="lr-tb"/>
      <style:text-properties fo:color="#000000" style:font-name="Arial" fo:font-size="11pt" style:font-name-asian="Arial" style:font-name-complex="Arial" style:font-size-complex="11pt"/>
    </style:style>
    <style:style style:name="P24" style:family="paragraph" style:parent-style-name="heading_20_2" style:list-style-name="">
      <style:paragraph-properties style:writing-mode="lr-tb"/>
      <style:text-properties fo:color="#000000"/>
    </style:style>
    <style:style style:name="P25" style:family="paragraph" style:parent-style-name="footer" style:list-style-name="">
      <style:text-properties style:font-name="Times New Roman" fo:language="it" fo:country="IT" style:font-name-asian="Times New Roman" style:language-asian="zh" style:country-asian="CN" style:font-name-complex="Times New Roman"/>
    </style:style>
    <style:style style:name="P26" style:family="paragraph" style:parent-style-name="footer" style:list-style-name=""/>
    <style:style style:name="P27" style:family="paragraph" style:parent-style-name="Contents_20_Heading_20__28_user_29_" style:list-style-name="">
      <style:paragraph-properties style:writing-mode="lr-tb"/>
      <style:text-properties fo:font-style="normal"/>
    </style:style>
    <style:style style:name="P28" style:family="paragraph" style:parent-style-name="WW-toc_20_2" style:list-style-name="">
      <style:paragraph-properties style:writing-mode="lr-tb"/>
    </style:style>
    <style:style style:name="P29" style:family="paragraph" style:parent-style-name="WW-toc_20_1" style:list-style-name="">
      <style:paragraph-properties style:writing-mode="lr-tb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000000" style:font-name="Arial" fo:font-size="11pt" style:font-name-complex="Arial" style:font-size-complex="11pt"/>
    </style:style>
    <style:style style:name="T5" style:family="text">
      <style:text-properties style:font-name="Arial" fo:font-size="11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10.5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right" style:horizontal-rel="paragraph" style:writing-mode="lr-tb" style:flow-with-text="false" draw:wrap-influence-on-position="once-successiv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117849560" text:id="ct117849560">
          <text:insertion>
            <office:change-info>
              <dc:creator>Marco Scaloni</dc:creator>
              <dc:date>2011-05-18T21:48:00</dc:date>
            </office:change-info>
          </text:insertion>
        </text:changed-region>
        <text:changed-region xml:id="ct117851952" text:id="ct117851952">
          <text:insertion>
            <office:change-info>
              <dc:creator>Marco Scaloni</dc:creator>
              <dc:date>2011-05-18T22:06:00</dc:date>
            </office:change-info>
          </text:insertion>
        </text:changed-region>
        <text:changed-region xml:id="ct117852472" text:id="ct117852472">
          <text:insertion>
            <office:change-info>
              <dc:creator>Marco Scaloni</dc:creator>
              <dc:date>2011-05-18T22:07:00</dc:date>
            </office:change-info>
          </text:insertion>
        </text:changed-region>
        <text:changed-region xml:id="ct117852992" text:id="ct117852992">
          <text:insertion>
            <office:change-info>
              <dc:creator>Marco Scaloni</dc:creator>
              <dc:date>2011-05-18T22:08:00</dc:date>
            </office:change-info>
          </text:insertion>
        </text:changed-region>
        <text:changed-region xml:id="ct117851640" text:id="ct117851640">
          <text:insertion>
            <office:change-info>
              <dc:creator>Marco Scaloni</dc:creator>
              <dc:date>2011-05-18T21:58:00</dc:date>
            </office:change-info>
          </text:insertion>
        </text:changed-region>
        <text:changed-region xml:id="ct117852160" text:id="ct117852160">
          <text:insertion>
            <office:change-info>
              <dc:creator>Marco Scaloni</dc:creator>
              <dc:date>2011-05-18T21:59:00</dc:date>
            </office:change-info>
          </text:insertion>
        </text:changed-region>
        <text:changed-region xml:id="ct117852576" text:id="ct117852576">
          <text:insertion>
            <office:change-info>
              <dc:creator>Marco Scaloni</dc:creator>
              <dc:date>2011-05-18T22:00:00</dc:date>
            </office:change-info>
          </text:insertion>
        </text:changed-region>
        <text:changed-region xml:id="ct117851848" text:id="ct117851848">
          <text:insertion>
            <office:change-info>
              <dc:creator>Marco Scaloni</dc:creator>
              <dc:date>2011-05-18T21:58:00</dc:date>
            </office:change-info>
          </text:insertion>
        </text:changed-region>
        <text:changed-region xml:id="ct117852056" text:id="ct117852056">
          <text:insertion>
            <office:change-info>
              <dc:creator>Marco Scaloni</dc:creator>
              <dc:date>2011-05-18T21:59:00</dc:date>
            </office:change-info>
          </text:insertion>
        </text:changed-region>
        <text:changed-region xml:id="ct307355112" text:id="ct307355112">
          <text:insertion>
            <office:change-info>
              <dc:creator>Marco Scaloni</dc:creator>
              <dc:date>2011-05-18T22:30:00</dc:date>
            </office:change-info>
          </text:insertion>
        </text:changed-region>
        <text:changed-region xml:id="ct307368736" text:id="ct307368736">
          <text:insertion>
            <office:change-info>
              <dc:creator>Marco Scaloni</dc:creator>
              <dc:date>2011-05-18T22:33:00</dc:date>
            </office:change-info>
          </text:insertion>
        </text:changed-region>
        <text:changed-region xml:id="ct307368632" text:id="ct307368632">
          <text:insertion>
            <office:change-info>
              <dc:creator>Marco Scaloni</dc:creator>
              <dc:date>2011-05-18T22:34:00</dc:date>
            </office:change-info>
          </text:insertion>
        </text:changed-region>
        <text:changed-region xml:id="ct307369152" text:id="ct307369152">
          <text:insertion>
            <office:change-info>
              <dc:creator>Marco Scaloni</dc:creator>
              <dc:date>2011-05-18T22:36:00</dc:date>
            </office:change-info>
          </text:insertion>
        </text:changed-region>
        <text:changed-region xml:id="ct307369360" text:id="ct307369360">
          <text:insertion>
            <office:change-info>
              <dc:creator>Marco Scaloni</dc:creator>
              <dc:date>2011-05-18T22:37:00</dc:date>
            </office:change-info>
          </text:insertion>
        </text:changed-region>
        <text:changed-region xml:id="ct117853408" text:id="ct117853408">
          <text:insertion>
            <office:change-info>
              <dc:creator>Marco Scaloni</dc:creator>
              <dc:date>2011-05-18T22:33:00</dc:date>
            </office:change-info>
          </text:insertion>
        </text:changed-region>
        <text:changed-region xml:id="ct307369256" text:id="ct307369256">
          <text:insertion>
            <office:change-info>
              <dc:creator>Marco Scaloni</dc:creator>
              <dc:date>2011-05-18T22:40:00</dc:date>
            </office:change-info>
          </text:insertion>
        </text:changed-region>
        <text:changed-region xml:id="ct307369048" text:id="ct307369048">
          <text:insertion>
            <office:change-info>
              <dc:creator>Marco Scaloni</dc:creator>
              <dc:date>2011-05-18T22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ETTO APE DEL COMUNE DI SENIGALLIA </text:p>
      <text:p text:style-name="P3">(Anagrafe Pubblica degli Eletti e Nomitati)</text:p>
      <text:p text:style-name="P2"/>
      <text:p text:style-name="P10">Documento di Analisi degli atti e dei procedimenti degli organi di governo dell’ente.</text:p>
      <text:p text:style-name="P2"/>
      <text:p text:style-name="P2"/>
      <text:p text:style-name="P2"/>
      <text:section text:style-name="Sect1" text:name="Sezione1">
        <text:p text:style-name="P27">Indice</text:p>
        <text:p text:style-name="P29">ATTI DEL CONSIGLIO<text:tab/>2</text:p>
        <text:p text:style-name="P28">DELIBERAZIONE DEL CONSIGLIO <text:tab/>2</text:p>
        <text:p text:style-name="P28">INTERROGAZIONE <text:tab/>3</text:p>
        <text:p text:style-name="P28">ORDINE DEL GIORNO<text:tab/>4</text:p>
        <text:p text:style-name="P28">MOZIONE<text:tab/>5</text:p>
        <text:p text:style-name="P28">EMENDAMENTO<text:tab/>5</text:p>
        <text:p text:style-name="P29">ATTI DELLA GIUNTA<text:tab/>7</text:p>
        <text:p text:style-name="P28">PROPOSTA DI DELIBERAZIONE DELLA GIUNTA<text:tab/>7</text:p>
        <text:p text:style-name="P29">ATTI DEL SINDACO<text:tab/>8</text:p>
        <text:p text:style-name="P28">ORDINANZA<text:tab/>8</text:p>
        <text:p text:style-name="P28">DECRETO<text:tab/>8</text:p>
        <text:p text:style-name="P29">VOTAZIONI<text:tab/>8</text:p>
        <text:p text:style-name="P28">VOTAZIONE CONSIGLIO<text:tab/>8</text:p>
        <text:p text:style-name="P28">VOTAZIONE GIUNTA:<text:tab/>8</text:p>
        <text:p text:style-name="P29">PROGRAMMAZIONE DEI LAVORI<text:tab/>9</text:p>
        <text:p text:style-name="P29">ATTI DEL DIRIGENTE<text:tab/>9</text:p>
        <text:p text:style-name="P28">DETERMINAZIONE DIRIGENZIALE<text:tab/>9</text:p>
      </text:section>
      <text:section text:style-name="Sect2" text:name="Sezione2">
        <text:p text:style-name="P9"/>
        <text:p text:style-name="P8"/>
        <text:p text:style-name="P15"/>
        <text:p text:style-name="P15"/>
        <text:p text:style-name="P15"/>
        <text:p text:style-name="P15"/>
        <text:p text:style-name="P15"/>
        <text:p text:style-name="P8"/>
        <text:h text:style-name="P21" text:outline-level="2"/>
        <text:h text:style-name="P20" text:outline-level="2"/>
        <text:h text:style-name="P20" text:outline-level="2"/>
        <text:h text:style-name="P17" text:outline-level="1">ATTI DEL CONSIGLIO</text:h>
        <text:h text:style-name="P22" text:outline-level="2">DELIBERAZIONE DEL CONSIGLIO</text:h>
        <text:p text:style-name="P4"/>
        <text:p text:style-name="P11">ITER DELLA PROPOSTA DI DELIBERAZIONE </text:p>
        <text:p text:style-name="P11">(dalla “Proposta” alla “Deliberazione”)</text:p>
        <text:p text:style-name="P2"/>
        <text:p text:style-name="P11">- <text:span text:style-name="T1">La Proposta di Deliberazione</text:span> viene sottoposta al Pres. del Consiglio<text:change-start text:change-id="ct117849560"/> da parte della Giunta, oppure di uno o più Consiglieri Comunali oppure su iniziativa popolare)</text:p>
        <text:p text:style-name="P11"><text:change-end text:change-id="ct117849560"/></text:p>
        <text:p text:style-name="P16">- Il<text:span text:style-name="T1"> Presidente del Consiglio</text:span> valuta se la proposta riguarda materie che rientrano nella competenza del Consiglio. In caso positivo trasmette la proposta agli uffici competenti per il Parere regolarità tecnica/contabile. In caso negativo la proposta viene respinta con motivazione.</text:p>
        <text:p text:style-name="P4">- Gli uffici rilasciano il <text:span text:style-name="T1">Parere di regolarità</text:span> tecnica/contabile</text:p>
        <text:p text:style-name="P4">- La proposta viene assegnata ad una o più Commissioni competenti per materia per ottenere il <text:span text:style-name="T1">Parere della Commissione</text:span><text:change-start text:change-id="ct117851952"/><text:span text:style-name="T6">; la proposta viene discussa in una o più s</text:span><text:change-end text:change-id="ct117851952"/><text:change-start text:change-id="ct117852472"/><text:span text:style-name="T6">edute in ciascuna Commissione; può essere discussa anche davanti a due o più Commissioni congiunte</text:span><text:change-end text:change-id="ct117852472"/></text:p>
        <text:p text:style-name="P11">- La proposta giunge in <text:span text:style-name="T1">Consiglio Comunale</text:span>, dopo l'esame e la discussione, si arriva alla votazione per emendamenti, articoli e votazione finale</text:p>
        <text:p text:style-name="P11">- La Proposta approvata diviene <text:span text:style-name="T1">Deliberazione del Consiglio</text:span> che viene pubblicata presso l'albo pretorio e diviene esecutiva<text:change-start text:change-id="ct117852992"/> (con un differimento temporale, opzionale)<text:change-end text:change-id="ct117852992"/>.</text:p>
        <text:p text:style-name="P12"/>
        <text:p text:style-name="P12"/>
        <text:p text:style-name="P11">DATI IDENTIFICATIVI</text:p>
        <text:p text:style-name="P4"/>
        <text:p text:style-name="P11">Proposta di Deliberazione </text:p>
        <text:p text:style-name="P11">- Intestazione dell'Ente (cod. ISTAT del comune)</text:p>
        <text:p text:style-name="P11">- Codice/Numero identificativo della Proposta di delibera</text:p>
        <text:p text:style-name="P11">- Data presentazione</text:p>
        <text:p text:style-name="P11">- In<text:change-start text:change-id="ct117851640"/>i<text:change-end text:change-id="ct117851640"/>ziativa: Consiglio (Consigliere, Presidente), Giunta (Assessore, Sindaco, Giunta), Popolo </text:p>
        <text:p text:style-name="P11">- Firmatario/i (presentatore/i)</text:p>
        <text:p text:style-name="P11">- Titolo/oggetto della Proposta di delibera</text:p>
        <text:p text:style-name="P11">- Testo della Proposta di delibera</text:p>
        <text:p text:style-name="P4">- Argomento/i di cui tratta</text:p>
        <text:p text:style-name="P4">- Allegati<text:change-start text:change-id="ct117852160"/></text:p>
        <text:p text:style-name="P4">- Identificativi dei pareri di regol<text:change-end text:change-id="ct117852160"/><text:change-start text:change-id="ct117852576"/>arità</text:p>
        <text:p text:style-name="P4">- Identificativi degli esami nelle Commissioni</text:p>
        <text:p text:style-name="P4"><text:change-end text:change-id="ct117852576"/></text:p>
        <text:p text:style-name="P11">Parere di regolarità tecnica/contabile<text:change-start text:change-id="ct117851848"/></text:p>
        <text:p text:style-name="P11">- Data di<text:change-end text:change-id="ct117851848"/><text:change-start text:change-id="ct117852056"/> ricezione<text:change-end text:change-id="ct117852056"/></text:p>
        <text:p text:style-name="P11">- Data emissione</text:p>
        <text:p text:style-name="P11">- Ufficio competente</text:p>
        <text:p text:style-name="P11">- Testo del parere</text:p>
        <text:p text:style-name="P11">- Esito del parere</text:p>
        <text:p text:style-name="P2"/>
        <text:p text:style-name="P11">Esame Commissione</text:p>
        <text:p text:style-name="P11">- Nome commissione</text:p>
        <text:p text:style-name="P11">- Data inizio esame</text:p>
        <text:p text:style-name="P11">- Numero seduta</text:p>
        <text:p text:style-name="P11"><text:soft-page-break/>- Numero Deliberazione</text:p>
        <text:p text:style-name="P11">- Verbale seduta</text:p>
        <text:p text:style-name="P11">- Presenze</text:p>
        <text:p text:style-name="P11">- Interventi</text:p>
        <text:p text:style-name="P11">- Votazioni</text:p>
        <text:p text:style-name="P11">- Pareri</text:p>
        <text:p text:style-name="P2"/>
        <text:p text:style-name="P11">Esame in Consiglio</text:p>
        <text:p text:style-name="P11">- Data inizio esame</text:p>
        <text:p text:style-name="P11">- Numero seduta</text:p>
        <text:p text:style-name="P11">- Verbale seduta</text:p>
        <text:p text:style-name="P11">- Presenze</text:p>
        <text:p text:style-name="P11">- Interventi</text:p>
        <text:p text:style-name="P11">- Emendamenti</text:p>
        <text:p text:style-name="P11">- Votazioni</text:p>
        <text:p text:style-name="P2"/>
        <text:p text:style-name="P2"/>
        <text:p text:style-name="P11">DELIBERAZIONE DEL CONSIGLIO (Proposta di Deliberazione approvata)</text:p>
        <text:p text:style-name="P11">Dati identificativi:</text:p>
        <text:p text:style-name="P11">- Intestazione dell'Ente (cod. ISTAT del comune)</text:p>
        <text:p text:style-name="P11">- Codice/Numero identificativo della Deliberazione</text:p>
        <text:p text:style-name="P11">- Data di Approvazione</text:p>
        <text:p text:style-name="P11">- Titolo/oggetto della Deliberazione</text:p>
        <text:p text:style-name="P4">- Testo della Deliberazione</text:p>
        <text:p text:style-name="P11">- Verbale della Deliberazione</text:p>
        <text:p text:style-name="P4">- Argomento/i trattati</text:p>
        <text:p text:style-name="P4">- Data Pubblicazione</text:p>
        <text:p text:style-name="P11">- Data Esecuzione</text:p>
        <text:p text:style-name="P4">- Allegati</text:p>
        <text:h text:style-name="P22" text:outline-level="2"/>
        <text:h text:style-name="P22" text:outline-level="2">INTERROGAZIONE</text:h>
        <text:p text:style-name="P4"/>
        <text:p text:style-name="P4">1. Dati identificativi dell'atto</text:p>
        <text:p text:style-name="P11">- Intestazione dell'Ente (cod. ISTAT del comune)</text:p>
        <text:p text:style-name="P4">- Codice/Numero identificativo dell'atto</text:p>
        <text:p text:style-name="P11">- Data presentazione</text:p>
        <text:p text:style-name="P11">- Tipologia risposta (scritta/orale)</text:p>
        <text:p text:style-name="P11">- Presentatore/i (firmatari)</text:p>
        <text:p text:style-name="P11">- Titolo atto/oggetto</text:p>
        <text:p text:style-name="P11">- Testo interrogazione</text:p>
        <text:p text:style-name="P11">- Destinatari (Sindaco/Assessore/i)</text:p>
        <text:p text:style-name="P11">- Sede (Consiglio/Commissione)</text:p>
        <text:p text:style-name="P11">- Argomento/i trattati</text:p>
        <text:p text:style-name="P2"/>
        <text:p text:style-name="P11">2. Dati relativi all’iter</text:p>
        <text:p text:style-name="P2"/>
        <text:p text:style-name="P11">2.1. Esito interrogazione a risposta scritta:</text:p>
        <text:p text:style-name="P11">Esito "Risposta scritta":</text:p>
        <text:p text:style-name="P11">- Data</text:p>
        <text:p text:style-name="P11">- Rispondente</text:p>
        <text:p text:style-name="P11">- Testo risposta</text:p>
        <text:p text:style-name="P11">- Testo replica interrogante (soddisfazione/insoddisfazione)</text:p>
        <text:p text:style-name="P2"><text:soft-page-break/></text:p>
        <text:p text:style-name="P11">Esito "Risposta orale" (dopo periodo max di 30 gg):</text:p>
        <text:p text:style-name="P11">- Data:</text:p>
        <text:p text:style-name="P11">- Sede (Commissione/Consiglio)</text:p>
        <text:p text:style-name="P11">- N. Seduta</text:p>
        <text:p text:style-name="P11">- Rispondente</text:p>
        <text:p text:style-name="P11">- Testo risposta</text:p>
        <text:p text:style-name="P11">- Testo replica interrogante (soddisfazione/insoddisfazione)</text:p>
        <text:p text:style-name="P2"><text:s/></text:p>
        <text:p text:style-name="P13">Esito "Ritiro"</text:p>
        <text:p text:style-name="P11">- Data</text:p>
        <text:p text:style-name="P2"/>
        <text:p text:style-name="P11">Esito "Decadenza"</text:p>
        <text:p text:style-name="P11">- Data</text:p>
        <text:p text:style-name="P2"/>
        <text:p text:style-name="P11">2.2. Esito Risposta orale</text:p>
        <text:p text:style-name="P2"/>
        <text:p text:style-name="P11">- Data</text:p>
        <text:p text:style-name="P11">- Sede (Commissione/Consiglio):</text:p>
        <text:p text:style-name="P11">- N. Seduta</text:p>
        <text:p text:style-name="P11">- Testo risposta</text:p>
        <text:p text:style-name="P11">- Testo replica interrogante (soddisfazione/insoddisfazione)</text:p>
        <text:p text:style-name="P2"/>
        <text:p text:style-name="P2"/>
        <text:p text:style-name="P2"><text:span text:style-name="Heading_20_2_20_Char"><text:span text:style-name="T3">INTERPELLANZA</text:span></text:span><text:span text:style-name="T4"> (solo orale)</text:span></text:p>
        <text:p text:style-name="P4"/>
        <text:p text:style-name="P11">1. Dati identificativi dell'atto</text:p>
        <text:p text:style-name="P5">- Intestazione dell'Ente (cod. ISTAT del comune)</text:p>
        <text:p text:style-name="P14">- Codice/Numero identificativo dell'atto</text:p>
        <text:p text:style-name="P5">- Data presentazione</text:p>
        <text:p text:style-name="P14">- Sede (Commissione/Consiglio)</text:p>
        <text:p text:style-name="P14">- Presentatore/i (firmatari)</text:p>
        <text:p text:style-name="P14">- Titolo atto/oggetto</text:p>
        <text:p text:style-name="P14">- Testo interpellanza</text:p>
        <text:p text:style-name="P14">- Destinatari (Sindaco/Assessore/i)</text:p>
        <text:p text:style-name="P14">- Argomento/i trattati</text:p>
        <text:p text:style-name="P4"/>
        <text:p text:style-name="P11">2. Esito Risposta (orale)</text:p>
        <text:p text:style-name="P5">- Data</text:p>
        <text:p text:style-name="P14">- Sede (Commissione/Consiglio)</text:p>
        <text:p text:style-name="P5">- N. Seduta</text:p>
        <text:p text:style-name="P14">- Testo risposta</text:p>
        <text:p text:style-name="P5">- Testo replica interpellante (soddisfazione/insoddisfazione)</text:p>
        <text:p text:style-name="P4">- Altro:</text:p>
        <text:p text:style-name="P2"/>
        <text:h text:style-name="P22" text:outline-level="2">ORDINE DEL GIORNO</text:h>
        <text:p text:style-name="P4"/>
        <text:p text:style-name="P4">1. Dati identificativi dell'atto</text:p>
        <text:p text:style-name="P11">- Intestazione dell'Ente (cod. ISTAT del comune)</text:p>
        <text:p text:style-name="P4">- Codice/Numero identificativo dell'atto</text:p>
        <text:p text:style-name="P11">- Data presentazione</text:p>
        <text:p text:style-name="P11">- Sede (Commissione/Consiglio)</text:p>
        <text:p text:style-name="P11">- Presentatore/i (firmatari)</text:p>
        <text:p text:style-name="P11"><text:soft-page-break/>- Titolo atto/oggetto</text:p>
        <text:p text:style-name="P11">- Testo OdG</text:p>
        <text:p text:style-name="P11">- Argomento/i trattati</text:p>
        <text:p text:style-name="P2"/>
        <text:p text:style-name="P11">2. Iter</text:p>
        <text:p text:style-name="P2"/>
        <text:p text:style-name="P11">Esito "Votazione"</text:p>
        <text:p text:style-name="P11">- Data</text:p>
        <text:p text:style-name="P11">- Sede (Commissione/Consiglio)</text:p>
        <text:p text:style-name="P11">- N. Seduta</text:p>
        <text:p text:style-name="P11">- Numero Deliberazione</text:p>
        <text:p text:style-name="P11">- Votazione</text:p>
        <text:p text:style-name="P2"/>
        <text:p text:style-name="P11">Esito "Ritiro": SI</text:p>
        <text:p text:style-name="P11">- Data</text:p>
        <text:p text:style-name="P2"/>
        <text:p text:style-name="P11">Esito "Decadenza"</text:p>
        <text:p text:style-name="P11">- Data</text:p>
        <text:h text:style-name="P22" text:outline-level="2">MOZIONE<text:change-start text:change-id="ct307355112"/><office:annotation><dc:creator>Marco Scaloni</dc:creator><dc:date>2011-05-18T22:30:47.13</dc:date><text:p text:style-name="P30"><text:span text:style-name="T7">La mozione è forse identica all'Ordine del Giorno? E' necessario un modello distinto?</text:span></text:p></office:annotation><text:change-end text:change-id="ct307355112"/></text:h>
        <text:p text:style-name="P4"/>
        <text:p text:style-name="P4">1. Dati identificativi dell'atto</text:p>
        <text:p text:style-name="P11">- Intestazione dell'Ente (cod. ISTAT del comune)</text:p>
        <text:p text:style-name="P4">- Codice/Numero identificativo dell'atto</text:p>
        <text:p text:style-name="P4">- Data presentazione</text:p>
        <text:p text:style-name="P4">- Sede (Commissione/Consiglio)</text:p>
        <text:p text:style-name="P11">- Presentatore/i (firmatari)</text:p>
        <text:p text:style-name="P11">- Titolo atto/oggetto</text:p>
        <text:p text:style-name="P11">- Testo Mozione</text:p>
        <text:p text:style-name="P11">- Argomento/i trattati</text:p>
        <text:p text:style-name="P2"/>
        <text:p text:style-name="P11">2. Iter</text:p>
        <text:p text:style-name="P11">Esito "Votazione":</text:p>
        <text:p text:style-name="P11">- Data</text:p>
        <text:p text:style-name="P11">- Sede (Commissione/Consiglio)</text:p>
        <text:p text:style-name="P11">- Numero Deliberazione</text:p>
        <text:p text:style-name="P11">- N. Seduta</text:p>
        <text:p text:style-name="P11">- Votazione</text:p>
        <text:p text:style-name="P2"/>
        <text:p text:style-name="P11">Esito "Ritiro"</text:p>
        <text:p text:style-name="P11">- Data: SI</text:p>
        <text:p text:style-name="P2"/>
        <text:p text:style-name="P11">Esito "Decadenza"</text:p>
        <text:p text:style-name="P5">- Data</text:p>
        <text:p text:style-name="P2"/>
        <text:h text:style-name="P24" text:outline-level="2">EMENDAMENTO</text:h>
        <text:p text:style-name="P4"/>
        <text:p text:style-name="P11">1. Dati identificativi dell'atto</text:p>
        <text:p text:style-name="P11">- Codice/Numero identificativo dell'atto</text:p>
        <text:p text:style-name="P11">- Data presentazione</text:p>
        <text:p text:style-name="P11">- Sede (Commissione/Consiglio)</text:p>
        <text:p text:style-name="P4">- Presentatore/i (firmatari)</text:p>
        <text:p text:style-name="P11">- Atto a cui di riferisce </text:p>
        <text:p text:style-name="P11"><text:soft-page-break/>- Articolo della proposta di Deliberazione a cui si riferisce</text:p>
        <text:p text:style-name="P4">- Titolo atto/oggetto dell'emendamento</text:p>
        <text:p text:style-name="P11">- Testo Emendamento</text:p>
        <text:p text:style-name="P11">- Argomento/i trattati:</text:p>
        <text:p text:style-name="P2"/>
        <text:p text:style-name="P11">2. Iter</text:p>
        <text:p text:style-name="P11">Esito "Votazione"</text:p>
        <text:p text:style-name="P11">- Data</text:p>
        <text:p text:style-name="P11">- Sede (Commissione/Consiglio)</text:p>
        <text:p text:style-name="P11">- N. Seduta</text:p>
        <text:p text:style-name="P11">- Numero Deliberazione</text:p>
        <text:p text:style-name="P11">- Votazione</text:p>
        <text:p text:style-name="P2"/>
        <text:p text:style-name="P11">Esito "Ritiro"</text:p>
        <text:p text:style-name="P11">- Data </text:p>
        <text:p text:style-name="P2"/>
        <text:p text:style-name="P11">Esito "Decadenza"</text:p>
        <text:p text:style-name="P11">- Data</text:p>
        <text:h text:style-name="P18" text:outline-level="1">ATTI DELLA GIUNTA</text:h>
        <text:p text:style-name="P4"><text:change-start text:change-id="ct307368736"/></text:p>
        <text:p text:style-name="P6">DECISIONE DI GIUNTA</text:p>
        <text:p text:style-name="P4"/>
        <text:p text:style-name="P4">La <text:span text:style-name="T2">Decisione di Giunta</text:span> è un atto di indirizzo che la Giunta esprime e<text:change-end text:change-id="ct307368736"/><text:change-start text:change-id="ct307368632"/> invia ad uno o più uffici, che di norma attueranno la decisione ovvero predisporranno una bozza di delibera che la Giunta esaminerà<text:change-end text:change-id="ct307368632"/></text:p>
        <text:h text:style-name="P22" text:outline-level="2">PROPOSTA DI DELIBERAZIONE DELLA GIUNTA</text:h>
        <text:p text:style-name="P4"/>
        <text:p text:style-name="P4">1. Dati identificativi dell'atto</text:p>
        <text:p text:style-name="P11">- Intestazione dell'Ente (cod. ISTAT del comune)</text:p>
        <text:p text:style-name="P4">- Codice/Numero identificativo dell'atto</text:p>
        <text:p text:style-name="P11">- Data presentazione</text:p>
        <text:p text:style-name="P11">- Presentatore/i (firmatari)</text:p>
        <text:p text:style-name="P11">- Titolo atto/oggetto</text:p>
        <text:p text:style-name="P11">- Testo</text:p>
        <text:p text:style-name="P11">- Argomento/i trattati</text:p>
        <text:p text:style-name="P11">- Allegati</text:p>
        <text:p text:style-name="P11"><text:change-start text:change-id="ct307369152"/>- Id<text:change-end text:change-id="ct307369152"/><text:change-start text:change-id="ct307369360"/>entificativo della corrispondente decisione di Giunta (qualora presente)<text:change-end text:change-id="ct307369360"/></text:p>
        <text:p text:style-name="P2"/>
        <text:p text:style-name="P11">2. Dati relativi ai passaggi di iter</text:p>
        <text:p text:style-name="P2"/>
        <text:p text:style-name="P11">2.1. Parere di regolarità tecnica/contabile</text:p>
        <text:p text:style-name="P11">- Data emissione</text:p>
        <text:p text:style-name="P11">- Ufficio competente</text:p>
        <text:p text:style-name="P11">- Testo del parere</text:p>
        <text:p text:style-name="P11">- Esito del parere</text:p>
        <text:p text:style-name="P2"/>
        <text:p text:style-name="P4">2.2. Deliberaz<text:change-start text:change-id="ct117853408"/>i<text:change-end text:change-id="ct117853408"/>one in Giunta</text:p>
        <text:p text:style-name="P11">- Intestazione dell'Ente (cod. ISTAT del comune)</text:p>
        <text:p text:style-name="P4">- Data</text:p>
        <text:p text:style-name="P11">- Numero seduta</text:p>
        <text:p text:style-name="P11">- Numero Deliberazione</text:p>
        <text:p text:style-name="P11">- Verbale seduta</text:p>
        <text:p text:style-name="P11">- Presenze</text:p>
        <text:p text:style-name="P11">- Interventi</text:p>
        <text:p text:style-name="P11">- Votazioni</text:p>
        <text:p text:style-name="P11">- Allegati</text:p>
        <text:p text:style-name="P2"/>
        <text:h text:style-name="P18" text:outline-level="1">ATTI DEL SINDACO</text:h>
        <text:p text:style-name="P4"/>
        <text:h text:style-name="P22" text:outline-level="2">ORDINANZA</text:h>
        <text:p text:style-name="P4">- Intestazione dell'Ente (cod. ISTAT del comune)</text:p>
        <text:p text:style-name="P4">- Codice/Numero identificativo dell'atto</text:p>
        <text:p text:style-name="P14">- Data</text:p>
        <text:p text:style-name="P14">- Titolo atto/oggetto</text:p>
        <text:p text:style-name="P14">- Testo</text:p>
        <text:p text:style-name="P4">- Argomento/i trattati</text:p>
        <text:p text:style-name="P11">- Allegati</text:p>
        <text:h text:style-name="P22" text:outline-level="2">DECRETO</text:h>
        <text:p text:style-name="P4">- Intestazione dell'Ente (cod. ISTAT del comune)</text:p>
        <text:p text:style-name="P4">- Codice/Numero identificativo dell'atto</text:p>
        <text:p text:style-name="P14">- Data</text:p>
        <text:p text:style-name="P14">- Titolo atto/oggetto</text:p>
        <text:p text:style-name="P4">- Testo</text:p>
        <text:p text:style-name="P4">- Argomento/i trattati</text:p>
        <text:p text:style-name="P11">- Allegati</text:p>
        <text:h text:style-name="P19" text:outline-level="1">VOTAZIONI</text:h>
        <text:p text:style-name="P4"/>
        <text:h text:style-name="P22" text:outline-level="2">VOTAZIONE CONSIGLIO</text:h>
        <text:p text:style-name="P7"/>
        <text:p text:style-name="P14">- Codice/Numero identificativo votazione</text:p>
        <text:p text:style-name="P4">- Data</text:p>
        <text:p text:style-name="P4">- Sede (Commissione/Consiglio)</text:p>
        <text:p text:style-name="P14">- Numero seduta <text:s/></text:p>
        <text:p text:style-name="P14">- Numero Deliberazione</text:p>
        <text:p text:style-name="P14">- Atto al quale si riferisce (id. atto, titolo, etc.)</text:p>
        <text:p text:style-name="P14">- Presenti (n. legale)</text:p>
        <text:p text:style-name="P14">- Votanti</text:p>
        <text:p text:style-name="P14">- N. favorevoli</text:p>
        <text:p text:style-name="P4">- N. contrari</text:p>
        <text:p text:style-name="P14">- N. astenuti</text:p>
        <text:p text:style-name="P4">- Maggioranza</text:p>
        <text:p text:style-name="P14">- Esito</text:p>
        <text:p text:style-name="P4"/>
        <text:h text:style-name="P22" text:outline-level="2">VOTAZIONE GIUNTA</text:h>
        <text:p text:style-name="P7"/>
        <text:p text:style-name="P14">- Codice/Numero identificativo votazione: </text:p>
        <text:p text:style-name="P14">- Data: </text:p>
        <text:p text:style-name="P14">- Numero seduta: </text:p>
        <text:p text:style-name="P14">- Numero Deliberazione: </text:p>
        <text:p text:style-name="P14">- Atto al quale si riferisce (id. atto, titolo, etc.): </text:p>
        <text:p text:style-name="P4">- Presenti (n. legale): </text:p>
        <text:p text:style-name="P11">- Votanti:</text:p>
        <text:p text:style-name="P11">- N. favorevoli:</text:p>
        <text:p text:style-name="P11"><text:soft-page-break/>- N. contrari:</text:p>
        <text:p text:style-name="P11">- Esito</text:p>
        <text:h text:style-name="P19" text:outline-level="1">PROGRAMMAZIONE DEI LAVORI</text:h>
        <text:p text:style-name="P7"/>
        <text:p text:style-name="P14">Odg Consiglio</text:p>
        <text:p text:style-name="P14">Odg Commissioni</text:p>
        <text:p text:style-name="P14">Odg Giunta</text:p>
        <text:p text:style-name="P2"/>
        <text:h text:style-name="P19" text:outline-level="1">ATTI DEL </text:h>
        <text:p text:style-name="P4"/>
        <text:h text:style-name="P23" text:outline-level="2">DETERMINAZIONE DIRIGENZIALE</text:h>
        <text:p text:style-name="P7"/>
        <text:p text:style-name="P4">- Intestazione dell'Ente (cod. ISTAT del comune)</text:p>
        <text:p text:style-name="P4">- data</text:p>
        <text:p text:style-name="P11">- numero progressivo/ codice identificativo</text:p>
        <text:p text:style-name="P4">- oggetto</text:p>
        <text:p text:style-name="P4">- Servizio</text:p>
        <text:p text:style-name="P4">- Responsabile</text:p>
        <text:p text:style-name="P11">- Visto/parere regolarità contabile (copertura finanziaria) Ufficio Ragioneria</text:p>
        <text:p text:style-name="P11">- data del visto<text:change-start text:change-id="ct307369256"/></text:p>
        <text:p text:style-name="P11">- Identificativo della corrispondente decisione di Giunta (qualora presente)<text:change-end text:change-id="ct307369256"/></text:p>
        <text:p text:style-name="P11">- Riferimenti PEG:</text:p>
        <text:p text:style-name="P4">-- anno </text:p>
        <text:p text:style-name="P2">– <text:span text:style-name="T5">numero</text:span></text:p>
        <text:p text:style-name="P2">– <text:span text:style-name="T5">importo</text:span></text:p>
        <text:p text:style-name="P2">– <text:span text:style-name="T5">capitolo</text:span></text:p>
        <text:p text:style-name="P4">– azione</text:p>
        <text:p text:style-name="P11">- dispositivo<text:change-start text:change-id="ct307369048"/></text:p>
        <text:p text:style-name="P11">- beneficiari<text:change-end text:change-id="ct307369048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1" svg:font-family="OpenSymbol"/>
    <style:font-face style:name="OpenSymbol" svg:font-family="OpenSymbol, 'Arial Unicode MS'"/>
    <style:font-face style:name="Segoe UI" svg:font-family="'Segoe UI'" style:font-family-generic="swiss"/>
    <style:font-face style:name="SimSun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it" fo:country="IT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Cambria" fo:font-size="12pt" fo:language="none" fo:country="none" style:font-name-asian="Cambria" style:language-asian="none" style:country-asian="none" style:font-name-complex="Cambri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SimSun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margin-top="0.847cm" fo:margin-bottom="0cm" fo:keep-together="always" fo:keep-with-next="always"/>
      <style:text-properties fo:color="#345a8a" style:font-name="Calibri" fo:font-size="16pt" fo:font-weight="bold" style:font-name-complex="Calibri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353cm" fo:margin-bottom="0cm" fo:keep-together="always" fo:keep-with-next="always"/>
      <style:text-properties fo:color="#4f81bd" style:font-name="Calibri" fo:font-size="13pt" fo:font-weight="bold" style:font-name-complex="Calibri" style:font-size-complex="13pt" style:font-weight-complex="bold"/>
    </style:style>
    <style:style style:name="foot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>
      <style:paragraph-properties fo:line-height="115%"/>
      <style:text-properties fo:color="#365f91" fo:font-size="14pt" fo:language="en" fo:country="US" style:language-asian="en" style:country-asian="US" style:font-size-complex="14pt"/>
    </style:style>
    <style:style style:name="toc_20_1" style:display-name="toc 1" style:family="paragraph" style:parent-style-name="Standard" style:next-style-name="Standard">
      <style:paragraph-properties fo:margin-top="0.423cm" fo:margin-bottom="0.212cm"/>
      <style:text-properties fo:text-transform="uppercase" fo:font-size="11pt" style:text-underline-style="solid" style:text-underline-width="auto" style:text-underline-color="font-color" fo:font-weight="bold" style:font-size-complex="11pt" style:font-weight-complex="bold"/>
    </style:style>
    <style:style style:name="toc_20_2" style:display-name="toc 2" style:family="paragraph" style:parent-style-name="Standard" style:next-style-name="Standard">
      <style:text-properties fo:font-variant="small-caps" fo:font-size="11pt" fo:font-weight="bold" style:font-size-complex="11pt" style:font-weight-complex="bold"/>
    </style:style>
    <style:style style:name="toc_20_3" style:display-name="toc 3" style:family="paragraph" style:parent-style-name="Standard" style:next-style-name="Standard">
      <style:text-properties fo:font-variant="small-caps" fo:font-size="11pt" style:font-size-complex="11pt"/>
    </style:style>
    <style:style style:name="toc_20_4" style:display-name="toc 4" style:family="paragraph" style:parent-style-name="Standard" style:next-style-name="Standard">
      <style:text-properties fo:font-size="11pt" style:font-size-complex="11pt"/>
    </style:style>
    <style:style style:name="toc_20_5" style:display-name="toc 5" style:family="paragraph" style:parent-style-name="Standard" style:next-style-name="Standard">
      <style:text-properties fo:font-size="11pt" style:font-size-complex="11pt"/>
    </style:style>
    <style:style style:name="toc_20_6" style:display-name="toc 6" style:family="paragraph" style:parent-style-name="Standard" style:next-style-name="Standard">
      <style:text-properties fo:font-size="11pt" style:font-size-complex="11pt"/>
    </style:style>
    <style:style style:name="toc_20_7" style:display-name="toc 7" style:family="paragraph" style:parent-style-name="Standard" style:next-style-name="Standard">
      <style:text-properties fo:font-size="11pt" style:font-size-complex="11pt"/>
    </style:style>
    <style:style style:name="toc_20_8" style:display-name="toc 8" style:family="paragraph" style:parent-style-name="Standard" style:next-style-name="Standard">
      <style:text-properties fo:font-size="11pt" style:font-size-complex="11pt"/>
    </style:style>
    <style:style style:name="toc_20_9" style:display-name="toc 9" style:family="paragraph" style:parent-style-name="Standard" style:next-style-name="Standard">
      <style:text-properties fo:font-size="11pt" style:font-size-complex="11pt"/>
    </style:style>
    <style:style style:name="WW-footer" style:family="paragraph" style:parent-style-name="Standard">
      <style:paragraph-properties>
        <style:tab-stops>
          <style:tab-stop style:position="7.32cm" style:type="center"/>
          <style:tab-stop style:position="14.64cm" style:type="right"/>
        </style:tab-stops>
      </style:paragraph-properties>
    </style:style>
    <style:style style:name="Contents_20_Heading_20__28_user_29_" style:display-name="Contents Heading (user)" style:family="paragraph" style:parent-style-name="Heading_20__28_user_29_">
      <style:text-properties fo:font-size="16pt" fo:font-weight="bold" style:font-size-complex="16pt" style:font-weight-complex="bold"/>
    </style:style>
    <style:style style:name="WW-toc_20_2" style:display-name="WW-toc 2" style:family="paragraph" style:parent-style-name="Index_20__28_user_29_">
      <style:paragraph-properties fo:margin-left="0.499cm" fo:margin-right="0cm" fo:text-indent="0cm" style:auto-text-indent="false">
        <style:tab-stops>
          <style:tab-stop style:position="14.141cm" style:type="right" style:leader-style="dotted" style:leader-text="."/>
        </style:tab-stops>
      </style:paragraph-properties>
    </style:style>
    <style:style style:name="WW-toc_20_1" style:display-name="WW-toc 1" style:family="paragraph" style:parent-style-name="Index_20__28_user_29_">
      <style:paragraph-properties>
        <style:tab-stops>
          <style:tab-stop style:position="14.6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TF_5f_Num_20_2_20_1" style:display-name="RTF_Num 2 1" style:family="text">
      <style:text-properties style:font-name="OpenSymbol" style:font-name-asian="OpenSymbol" style:font-name-complex="OpenSymbol"/>
    </style:style>
    <style:style style:name="RTF_5f_Num_20_2_20_2" style:display-name="RTF_Num 2 2" style:family="text">
      <style:text-properties style:font-name="OpenSymbol" style:font-name-asian="OpenSymbol" style:font-name-complex="OpenSymbol"/>
    </style:style>
    <style:style style:name="RTF_5f_Num_20_2_20_3" style:display-name="RTF_Num 2 3" style:family="text">
      <style:text-properties style:font-name="OpenSymbol" style:font-name-asian="OpenSymbol" style:font-name-complex="OpenSymbol"/>
    </style:style>
    <style:style style:name="RTF_5f_Num_20_2_20_4" style:display-name="RTF_Num 2 4" style:family="text">
      <style:text-properties style:font-name="OpenSymbol" style:font-name-asian="OpenSymbol" style:font-name-complex="OpenSymbol"/>
    </style:style>
    <style:style style:name="RTF_5f_Num_20_2_20_5" style:display-name="RTF_Num 2 5" style:family="text">
      <style:text-properties style:font-name="OpenSymbol" style:font-name-asian="OpenSymbol" style:font-name-complex="OpenSymbol"/>
    </style:style>
    <style:style style:name="RTF_5f_Num_20_2_20_6" style:display-name="RTF_Num 2 6" style:family="text">
      <style:text-properties style:font-name="OpenSymbol" style:font-name-asian="OpenSymbol" style:font-name-complex="OpenSymbol"/>
    </style:style>
    <style:style style:name="RTF_5f_Num_20_2_20_7" style:display-name="RTF_Num 2 7" style:family="text">
      <style:text-properties style:font-name="OpenSymbol" style:font-name-asian="OpenSymbol" style:font-name-complex="OpenSymbol"/>
    </style:style>
    <style:style style:name="RTF_5f_Num_20_2_20_8" style:display-name="RTF_Num 2 8" style:family="text">
      <style:text-properties style:font-name="OpenSymbol" style:font-name-asian="OpenSymbol" style:font-name-complex="OpenSymbol"/>
    </style:style>
    <style:style style:name="RTF_5f_Num_20_2_20_9" style:display-name="RTF_Num 2 9" style:family="text">
      <style:text-properties style:font-name="OpenSymbol" style:font-name-asian="OpenSymbol" style:font-name-complex="OpenSymbol"/>
    </style:style>
    <style:style style:name="RTF_5f_Num_20_2_20_10" style:display-name="RTF_Num 2 10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>
      <style:text-properties style:use-window-font-color="true" style:font-name="Times New Roman" fo:font-size="12pt" fo:language="en" fo:country="US" style:font-name-asian="Times New Roman" style:language-asian="en" style:country-asian="US" style:font-name-complex="Times New Roman" style:font-size-complex="12pt"/>
    </style:style>
    <style:style style:name="Heading_20_1_20_Char" style:display-name="Heading 1 Char" style:family="text" style:parent-style-name="Default_20_Paragraph_20_Font">
      <style:text-properties fo:color="#345a8a" style:font-name="Calibri" fo:font-size="16pt" fo:language="none" fo:country="none" fo:font-weight="bold" style:font-name-asian="Times New Roman" style:language-asian="none" style:country-asian="none" style:font-name-complex="Calibri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language="none" fo:country="none" fo:font-weight="bold" style:font-name-asian="Times New Roman" style:language-asian="none" style:country-asian="none" style:font-name-complex="Calibri" style:font-size-complex="13pt" style:font-weight-complex="bold"/>
    </style:style>
    <style:style style:name="Footer_20_Char" style:display-name="Footer Char" style:family="text" style:parent-style-name="Default_20_Paragraph_20_Font">
      <style:text-properties fo:language="none" fo:country="none" style:language-asian="none" style:country-asian="none"/>
    </style:style>
    <style:style style:name="page_20_number" style:display-name="page number" style:family="text" style:parent-style-name="Default_20_Paragraph_20_Font"/>
    <style:style style:name="Bullet_20_Symbols_20__28_user_29_" style:display-name="Bullet Symbols (user)" style:family="text">
      <style:text-properties style:use-window-font-color="true" style:font-name="OpenSymbol" fo:font-size="12pt" fo:language="en" fo:country="US" style:font-name-asian="OpenSymbol" style:language-asian="en" style:country-asian="US" style:font-name-complex="OpenSymbol" style:font-size-complex="12pt"/>
    </style:style>
    <style:style style:name="Numbering_20_Symbols_20__28_user_29_" style:display-name="Numbering Symbols (user)" style:family="text">
      <style:text-properties style:use-window-font-color="true" style:font-name="Times New Roman" fo:font-size="12pt" fo:language="en" fo:country="US" style:font-name-asian="Times New Roman" style:language-asian="en" style:country-asian="US" style:font-name-complex="Times New Roman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">
      <style:text-properties style:font-name="Times New Roman" fo:language="it" fo:country="IT" style:font-name-asian="Times New Roman" style:language-asian="zh" style:country-asian="CN" style:font-name-complex="Times New Roman"/>
    </style:style>
    <style:style style:name="MP2" style:family="paragraph" style:parent-style-name="footer" style:list-style-name=""/>
    <style:style style:name="Mfr1" style:family="graphic" style:parent-style-name="Frame">
      <style:graphic-properties style:vertical-pos="from-top" style:vertical-rel="paragraph" style:horizontal-pos="right" style:horizontal-rel="paragraph" style:writing-mode="lr-tb" style:flow-with-text="false" draw:wrap-influence-on-position="once-successive"/>
    </style:style>
    <style:page-layout style:name="Mpm1">
      <style:page-layout-properties fo:page-width="20.99cm" fo:page-height="29.704cm" style:num-format="1" style:print-orientation="portrait" fo:margin-top="2.54cm" fo:margin-bottom="1.249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top="1.192cm" style:dynamic-spacing="true"/>
      </style:footer-style>
    </style:page-layout>
  </office:automatic-styles>
  <office:master-styles>
    <style:master-page style:name="Standard_20__28_user_29_" style:display-name="Standard (user)" style:page-layout-name="Mpm1">
      <style:footer>
        <text:p text:style-name="MP1"><draw:frame draw:style-name="Mfr1" text:anchor-type="paragraph" svg:y="0cm" svg:width="0.734cm" draw:z-index="8"><draw:text-box fo:min-height="0.041cm"><text:p text:style-name="MP2"><text:page-number style:num-format="1" text:select-page="current">8</text:page-number></text:p></draw:text-box></draw:frame></text:p>
      </style:footer>
      <style:footer-left>
        <text:p text:style-name="MP1"><draw:frame draw:style-name="Mfr1" text:anchor-type="paragraph" svg:y="0cm" svg:width="0.734cm" draw:z-index="2"><draw:text-box fo:min-height="0.041cm"><text:p text:style-name="MP2"><text:page-number style:num-format="1" text:select-page="current">8</text:page-number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GETTO APE DEL COMUNE DI SENIGALLIA </dc:title>
    <meta:creation-date>2011-05-11T08:50:00</meta:creation-date>
    <meta:initial-creator>Comune di Senigallia</meta:initial-creator>
    <dc:date>2011-05-18T22:41:31.90</dc:date>
    <meta:generator>LibreOffice/3.3$Win32 LibreOffice_project/330m19$Build-202</meta:generator>
    <dc:creator>Marco Scaloni</dc:creator>
    <meta:editing-duration>PT1H11M7S</meta:editing-duration>
    <meta:editing-cycles>8</meta:editing-cycles>
    <meta:document-statistic meta:table-count="0" meta:image-count="0" meta:object-count="0" meta:page-count="9" meta:paragraph-count="297" meta:word-count="1167" meta:character-count="7928"/>
  </office:meta>
</office:document-meta>
</file>